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svg:stroke-color="#800080" draw:fill="solid" draw:fill-color="#800080" draw:textarea-horizontal-align="justify" draw:textarea-vertical-align="middle" draw:auto-grow-height="false" fo:min-height="2.042cm" fo:min-width="1.792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2.042cm" fo:min-width="1.792cm" fo:wrap-option="wrap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9" draw:marker-end-width="0.3cm" draw:fill="none" draw:textarea-vertical-align="middle"/>
    </style:style>
    <style:style style:name="gr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2.042cm" fo:min-width="1.792cm" fo:wrap-option="wrap"/>
    </style:style>
    <style:style style:name="gr8" style:family="graphic" style:parent-style-name="objectwithoutfill">
      <style:graphic-properties draw:marker-end="Arrowheads_20_11" draw:marker-end-width="0.3cm" draw:fill="none" draw:textarea-vertical-align="middle"/>
    </style:style>
    <style:style style:name="gr9" style:family="graphic" style:parent-style-name="objectwithoutfill">
      <style:graphic-properties draw:marker-end="Arrowheads_20_12" draw:marker-end-width="0.3cm" draw:fill="none" draw:textarea-vertical-align="middle"/>
    </style:style>
    <style:style style:name="gr10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2.042cm" fo:min-width="1.792cm" fo:wrap-option="wrap"/>
    </style:style>
    <style:style style:name="gr11" style:family="graphic" style:parent-style-name="objectwithoutfill">
      <style:graphic-properties draw:marker-end="Arrowheads_20_16" draw:marker-end-width="0.3cm" draw:fill="none" draw:textarea-vertical-align="middle"/>
    </style:style>
    <style:style style:name="gr12" style:family="graphic" style:parent-style-name="standard">
      <style:graphic-properties draw:stroke="solid" svg:stroke-width="0.102cm" svg:stroke-color="#2a6099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a933" draw:marker-start-width="0.356cm" draw:marker-end-width="0.356cm" draw:fill="none" draw:fill-color="#ffffff" fo:min-height="0.628cm" fo:padding-top="0.176cm" fo:padding-bottom="0.176cm" fo:padding-left="0.301cm" fo:padding-right="0.301cm"/>
      <style:paragraph-properties style:writing-mode="lr-tb"/>
    </style:style>
    <style:style style:name="gr14" style:family="graphic" style:parent-style-name="objectwithoutfill">
      <style:graphic-properties draw:marker-end="Arrowheads_20_83" draw:marker-end-width="0.3cm" draw:fill="none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042cm" fo:min-width="1.792cm" fo:wrap-option="wrap"/>
    </style:style>
    <style:style style:name="gr16" style:family="graphic" style:parent-style-name="objectwithoutfill">
      <style:graphic-properties draw:marker-end="Arrowheads_20_17" draw:marker-end-width="0.3cm" draw:fill="none" draw:textarea-vertical-align="middle"/>
    </style:style>
    <style:style style:name="gr17" style:family="graphic" style:parent-style-name="objectwithoutfill">
      <style:graphic-properties draw:marker-end="Arrowheads_20_18" draw:marker-end-width="0.3cm" draw:fill="none" draw:textarea-vertical-align="middle"/>
    </style:style>
    <style:style style:name="gr18" style:family="graphic" style:parent-style-name="objectwithoutfill">
      <style:graphic-properties draw:marker-end="Arrowheads_20_19" draw:marker-end-width="0.3cm" draw:fill="none" draw:textarea-vertical-align="middle"/>
    </style:style>
    <style:style style:name="gr19" style:family="graphic" style:parent-style-name="objectwithoutfill">
      <style:graphic-properties draw:marker-end="Arrowheads_20_20" draw:marker-end-width="0.3cm" draw:fill="none" draw:textarea-vertical-align="middle"/>
    </style:style>
    <style:style style:name="gr20" style:family="graphic" style:parent-style-name="objectwithoutfill">
      <style:graphic-properties draw:marker-end="Arrowheads_20_21" draw:marker-end-width="0.3cm" draw:fill="none" draw:textarea-vertical-align="middle"/>
    </style:style>
    <style:style style:name="gr21" style:family="graphic" style:parent-style-name="objectwithoutfill">
      <style:graphic-properties draw:marker-end="Arrowheads_20_22" draw:marker-end-width="0.3cm" draw:fill="none" draw:textarea-vertical-align="middle"/>
    </style:style>
    <style:style style:name="gr22" style:family="graphic" style:parent-style-name="objectwithoutfill">
      <style:graphic-properties draw:marker-end="Arrowheads_20_23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4" style:family="graphic" style:parent-style-name="objectwithoutfill">
      <style:graphic-properties draw:marker-end="Arrowheads_20_41" draw:marker-end-width="0.3cm" draw:fill="none" draw:textarea-vertical-align="middle"/>
    </style:style>
    <style:style style:name="gr25" style:family="graphic" style:parent-style-name="objectwithoutfill">
      <style:graphic-properties draw:marker-end="Arrowheads_20_42" draw:marker-end-width="0.3cm" draw:fill="none" draw:textarea-vertical-align="middle"/>
    </style:style>
    <style:style style:name="gr26" style:family="graphic" style:parent-style-name="objectwithoutfill">
      <style:graphic-properties draw:marker-end="Arrowheads_20_46" draw:marker-end-width="0.3cm" draw:fill="none" draw:textarea-vertical-align="middle"/>
    </style:style>
    <style:style style:name="gr27" style:family="graphic" style:parent-style-name="objectwithoutfill">
      <style:graphic-properties draw:marker-end="Arrowheads_20_47" draw:marker-end-width="0.3cm" draw:fill="none" draw:textarea-vertical-align="middle"/>
    </style:style>
    <style:style style:name="gr28" style:family="graphic" style:parent-style-name="objectwithoutfill">
      <style:graphic-properties draw:marker-end="Arrowheads_20_48" draw:marker-end-width="0.3cm" draw:fill="none" draw:textarea-vertical-align="middle"/>
    </style:style>
    <style:style style:name="gr29" style:family="graphic" style:parent-style-name="objectwithoutfill">
      <style:graphic-properties draw:marker-end="Arrowheads_20_49" draw:marker-end-width="0.3cm" draw:fill="none" draw:textarea-vertical-align="middle"/>
    </style:style>
    <style:style style:name="gr30" style:family="graphic" style:parent-style-name="objectwithoutfill">
      <style:graphic-properties draw:marker-end="Arrowheads_20_60" draw:marker-end-width="0.3cm" draw:fill="none" draw:textarea-vertical-align="middle"/>
    </style:style>
    <style:style style:name="gr31" style:family="graphic" style:parent-style-name="objectwithoutfill">
      <style:graphic-properties draw:marker-end="Arrowheads_20_61" draw:marker-end-width="0.3cm" draw:fill="none" draw:textarea-vertical-align="middle"/>
    </style:style>
    <style:style style:name="gr32" style:family="graphic" style:parent-style-name="objectwithoutfill">
      <style:graphic-properties draw:marker-end="Arrowheads_20_62" draw:marker-end-width="0.3cm" draw:fill="none" draw:textarea-vertical-align="middle"/>
    </style:style>
    <style:style style:name="gr33" style:family="graphic" style:parent-style-name="objectwithoutfill">
      <style:graphic-properties draw:marker-end="Arrowheads_20_63" draw:marker-end-width="0.3cm" draw:fill="none" draw:textarea-vertical-align="middle"/>
    </style:style>
    <style:style style:name="gr34" style:family="graphic" style:parent-style-name="objectwithoutfill">
      <style:graphic-properties draw:marker-end="Arrowheads_20_64" draw:marker-end-width="0.3cm" draw:fill="none" draw:textarea-vertical-align="middle"/>
    </style:style>
    <style:style style:name="gr35" style:family="graphic" style:parent-style-name="objectwithoutfill">
      <style:graphic-properties draw:marker-end="Arrowheads_20_65" draw:marker-end-width="0.3cm" draw:fill="none" draw:textarea-vertical-align="middle"/>
    </style:style>
    <style:style style:name="gr36" style:family="graphic" style:parent-style-name="objectwithoutfill">
      <style:graphic-properties draw:marker-end="Arrowheads_20_66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38" style:family="graphic" style:parent-style-name="objectwithoutfill">
      <style:graphic-properties draw:marker-end="Arrowheads_20_67" draw:marker-end-width="0.3cm" draw:fill="none" draw:textarea-vertical-align="middle"/>
    </style:style>
    <style:style style:name="gr39" style:family="graphic" style:parent-style-name="objectwithoutfill">
      <style:graphic-properties draw:marker-end="Arrowheads_20_68" draw:marker-end-width="0.3cm" draw:fill="none" draw:textarea-vertical-align="middle"/>
    </style:style>
    <style:style style:name="gr40" style:family="graphic" style:parent-style-name="objectwithoutfill">
      <style:graphic-properties draw:marker-end="Arrowheads_20_69" draw:marker-end-width="0.3cm" draw:fill="none" draw:textarea-vertical-align="middle"/>
    </style:style>
    <style:style style:name="gr41" style:family="graphic" style:parent-style-name="objectwithoutfill">
      <style:graphic-properties draw:marker-end="Arrowheads_20_72" draw:marker-end-width="0.3cm" draw:fill="none" draw:textarea-vertical-align="middle"/>
    </style:style>
    <style:style style:name="gr42" style:family="graphic" style:parent-style-name="objectwithoutfill">
      <style:graphic-properties draw:marker-end="Arrowheads_20_73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44" style:family="graphic" style:parent-style-name="objectwithoutfill">
      <style:graphic-properties draw:marker-end="Arrowheads_20_74" draw:marker-end-width="0.3cm" draw:fill="none" draw:textarea-vertical-align="middle"/>
    </style:style>
    <style:style style:name="gr45" style:family="graphic" style:parent-style-name="objectwithoutfill">
      <style:graphic-properties draw:marker-end="Arrowheads_20_75" draw:marker-end-width="0.3cm" draw:fill="none" draw:textarea-vertical-align="middle"/>
    </style:style>
    <style:style style:name="gr46" style:family="graphic" style:parent-style-name="objectwithoutfill">
      <style:graphic-properties draw:marker-end="Arrowheads_20_76" draw:marker-end-width="0.3cm" draw:fill="none" draw:textarea-vertical-align="middle"/>
    </style:style>
    <style:style style:name="gr47" style:family="graphic" style:parent-style-name="objectwithoutfill">
      <style:graphic-properties draw:marker-end="Arrowheads_20_77" draw:marker-end-width="0.3cm" draw:fill="none" draw:textarea-vertical-align="middle"/>
    </style:style>
    <style:style style:name="gr48" style:family="graphic" style:parent-style-name="objectwithoutfill">
      <style:graphic-properties draw:marker-end="Arrowheads_20_78" draw:marker-end-width="0.3cm" draw:fill="none" draw:textarea-vertical-align="middle"/>
    </style:style>
    <style:style style:name="gr49" style:family="graphic" style:parent-style-name="objectwithoutfill">
      <style:graphic-properties draw:marker-end="Arrowheads_20_79" draw:marker-end-width="0.3cm" draw:fill="none" draw:textarea-vertical-align="middle"/>
    </style:style>
    <style:style style:name="gr50" style:family="graphic" style:parent-style-name="objectwithoutfill">
      <style:graphic-properties draw:marker-end="Arrowheads_20_80" draw:marker-end-width="0.3cm" draw:fill="none" draw:textarea-vertical-align="middle"/>
    </style:style>
    <style:style style:name="gr51" style:family="graphic" style:parent-style-name="objectwithoutfill">
      <style:graphic-properties draw:marker-end="Arrowheads_20_81" draw:marker-end-width="0.3cm" draw:fill="none" draw:textarea-vertical-align="middle"/>
    </style:style>
    <style:style style:name="gr52" style:family="graphic" style:parent-style-name="objectwithoutfill">
      <style:graphic-properties draw:marker-end="Arrowheads_20_82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80008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a933"/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67cm" svg:height="0.878cm" svg:x="0.254cm" svg:y="0.254cm">
          <draw:text-box>
            <text:p>Şube Ekran Hiyeraşisi</text:p>
          </draw:text-box>
        </draw:frame>
        <draw:frame draw:style-name="gr2" draw:text-style-name="P1" draw:layer="layout" svg:width="5.08cm" svg:height="0.878cm" svg:x="42.005cm" svg:y="13.273cm">
          <draw:text-box>
            <text:p>Ana Menü Ekranı</text:p>
          </draw:text-box>
        </draw:frame>
        <draw:custom-shape draw:name="AnaMenu" draw:style-name="gr3" draw:text-style-name="P2" xml:id="id1" draw:id="id1" draw:layer="layout" svg:width="2.54cm" svg:height="2.54cm" svg:x="43.333cm" svg:y="12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ubeMaliIsleri" draw:style-name="gr4" draw:text-style-name="P3" xml:id="id2" draw:id="id2" draw:layer="layout" svg:width="2.54cm" svg:height="2.54cm" svg:x="36.713cm" svg:y="16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667cm" svg:height="0.878cm" svg:x="34.666cm" svg:y="17.791cm">
          <draw:text-box>
            <text:p>Şube Mali İşleri Ekranı</text:p>
          </draw:text-box>
        </draw:frame>
        <draw:connector draw:style-name="gr5" draw:text-style-name="P4" draw:layer="layout" svg:x1="44.603cm" svg:y1="14.954cm" svg:x2="37.983cm" svg:y2="16.96cm" draw:start-shape="id1" draw:start-glue-point="2" draw:end-shape="id2" draw:end-glue-point="0" svg:d="M44603 14954v1004h-6620v1002" svg:viewBox="0 0 6621 2007">
          <text:p/>
        </draw:connector>
        <draw:custom-shape draw:name="PersonelIsleri" draw:style-name="gr4" draw:text-style-name="P3" xml:id="id7" draw:id="id7" draw:layer="layout" svg:width="2.54cm" svg:height="2.54cm" svg:x="43.332cm" svg:y="16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236cm" svg:height="0.878cm" svg:x="41.484cm" svg:y="17.79cm">
          <draw:text-box>
            <text:p>Personel İşleri Ekranı</text:p>
          </draw:text-box>
        </draw:frame>
        <draw:custom-shape draw:name="TasitIsleri" draw:style-name="gr4" draw:text-style-name="P3" xml:id="id3" draw:id="id3" draw:layer="layout" svg:width="2.54cm" svg:height="2.54cm" svg:x="49.224cm" svg:y="16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5.397cm" svg:height="0.878cm" svg:x="47.819cm" svg:y="17.766cm">
          <draw:text-box>
            <text:p>Taşıt İşleri Ekranı</text:p>
          </draw:text-box>
        </draw:frame>
        <draw:connector draw:style-name="gr6" draw:text-style-name="P4" draw:layer="layout" svg:x1="44.603cm" svg:y1="14.954cm" svg:x2="50.494cm" svg:y2="16.863cm" draw:start-shape="id1" draw:start-glue-point="2" draw:end-shape="id3" draw:end-glue-point="0" svg:d="M44603 14954v955h5891v954" svg:viewBox="0 0 5892 1910">
          <text:p/>
        </draw:connector>
        <draw:custom-shape draw:name="UyeMusteriIsleri" draw:style-name="gr7" draw:text-style-name="P5" xml:id="id4" draw:id="id4" draw:layer="layout" svg:width="2.54cm" svg:height="2.54cm" svg:x="55.724cm" svg:y="16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303cm" svg:height="0.878cm" svg:x="53.149cm" svg:y="17.766cm">
          <draw:text-box>
            <text:p>Üye Müşteri İşleri Ekranı</text:p>
          </draw:text-box>
        </draw:frame>
        <draw:connector draw:style-name="gr8" draw:text-style-name="P4" draw:layer="layout" svg:x1="44.603cm" svg:y1="14.954cm" svg:x2="56.994cm" svg:y2="16.939cm" draw:start-shape="id1" draw:start-glue-point="2" draw:end-shape="id4" draw:end-glue-point="0" svg:d="M44603 14954v993h12391v992" svg:viewBox="0 0 12392 1986">
          <text:p/>
        </draw:connector>
        <draw:custom-shape draw:name="TasitKiralamaIsi" draw:style-name="gr7" draw:text-style-name="P5" xml:id="id5" draw:id="id5" draw:layer="layout" svg:width="2.54cm" svg:height="2.54cm" svg:x="30.099cm" svg:y="16.9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4" draw:layer="layout" svg:x1="44.603cm" svg:y1="14.954cm" svg:x2="31.369cm" svg:y2="16.939cm" draw:start-shape="id1" draw:start-glue-point="2" draw:end-shape="id5" draw:end-glue-point="0" svg:d="M44603 14954v993h-13234v992" svg:viewBox="0 0 13235 1986">
          <text:p/>
        </draw:connector>
        <draw:frame draw:style-name="gr2" draw:text-style-name="P1" draw:layer="layout" svg:width="6.35cm" svg:height="0.878cm" svg:x="28.206cm" svg:y="17.723cm">
          <draw:text-box>
            <text:p>Taşıt Kiralama Ekranı</text:p>
          </draw:text-box>
        </draw:frame>
        <draw:custom-shape draw:name="Giris" draw:style-name="gr10" draw:text-style-name="P6" xml:id="id6" draw:id="id6" draw:layer="layout" svg:width="2.54cm" svg:height="2.54cm" svg:x="43.333cm" svg:y="8.2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81cm" svg:height="0.878cm" svg:x="42.833cm" svg:y="9.091cm">
          <draw:text-box>
            <text:p>Giriş Ekranı</text:p>
          </draw:text-box>
        </draw:frame>
        <draw:connector draw:style-name="gr11" draw:text-style-name="P4" draw:layer="layout" draw:type="line" svg:x1="44.603cm" svg:y1="10.779cm" svg:x2="44.603cm" svg:y2="12.414cm" draw:start-shape="id6" draw:start-glue-point="2" draw:end-shape="id1" draw:end-glue-point="0" svg:d="M44603 10779v1635" svg:viewBox="0 0 1 1636">
          <text:p/>
        </draw:connector>
        <draw:frame draw:style-name="gr12" draw:text-style-name="P1" draw:layer="layout" svg:width="4.457cm" svg:height="0.98cm" svg:x="0.774cm" svg:y="28.829cm">
          <draw:text-box>
            <text:p>Şube Müdürü</text:p>
          </draw:text-box>
        </draw:frame>
        <draw:frame draw:style-name="gr13" draw:text-style-name="P1" draw:layer="layout" svg:width="10.477cm" svg:height="0.98cm" svg:x="5.549cm" svg:y="28.829cm">
          <draw:text-box>
            <text:p>Şube Müdürü ve Kiralama Personeli</text:p>
          </draw:text-box>
        </draw:frame>
        <draw:frame draw:style-name="gr2" draw:text-style-name="P1" draw:layer="layout" svg:width="2.54cm" svg:height="0.878cm" svg:x="0.571cm" svg:y="27.633cm">
          <draw:text-box>
            <text:p>Erişim:</text:p>
          </draw:text-box>
        </draw:frame>
        <draw:connector draw:style-name="gr14" draw:text-style-name="P4" draw:layer="layout" svg:x1="44.603cm" svg:y1="14.954cm" svg:x2="44.602cm" svg:y2="16.932cm" draw:start-shape="id1" draw:start-glue-point="2" draw:end-shape="id7" draw:end-glue-point="0" svg:d="M44603 14954v990h-1v988" svg:viewBox="0 0 2 1979">
          <text:p/>
        </draw:connector>
      </draw:page>
      <draw:page draw:name="page2" draw:style-name="dp1" draw:master-page-name="Default">
        <draw:custom-shape draw:name="YonetimSubesiOlusturma 1" draw:style-name="gr15" draw:text-style-name="P7" xml:id="id8" draw:id="id8" draw:layer="layout" svg:width="2.54cm" svg:height="2.54cm" svg:x="43.97cm" svg:y="10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35cm" svg:height="0.878cm" svg:x="42.119cm" svg:y="10.978cm">
          <draw:text-box>
            <text:p>Taşıt Kiralama Ekranı</text:p>
          </draw:text-box>
        </draw:frame>
        <draw:custom-shape draw:name="Giris 1" draw:style-name="gr3" draw:text-style-name="P2" xml:id="id9" draw:id="id9" draw:layer="layout" svg:width="2.54cm" svg:height="2.54cm" svg:x="43.97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35cm" svg:height="0.878cm" svg:x="42.201cm" svg:y="16.058cm">
          <draw:text-box>
            <text:p>Taşıt Kiralama Ekranı</text:p>
          </draw:text-box>
        </draw:frame>
        <draw:connector draw:style-name="gr16" draw:text-style-name="P4" draw:layer="layout" svg:x1="45.24cm" svg:y1="12.732cm" svg:x2="45.24cm" svg:y2="15.24cm" draw:start-shape="id8" draw:start-glue-point="2" draw:end-shape="id9" draw:end-glue-point="0" svg:d="M45240 12732v2508" svg:viewBox="0 0 1 2509">
          <text:p/>
        </draw:connector>
        <draw:custom-shape draw:name="Giris 2" draw:style-name="gr3" draw:text-style-name="P2" xml:id="id10" draw:id="id10" draw:layer="layout" svg:width="2.54cm" svg:height="2.54cm" svg:x="51.81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763cm" svg:height="0.878cm" svg:x="50.791cm" svg:y="16.084cm">
          <draw:text-box>
            <text:p>Kiralama Takibi</text:p>
          </draw:text-box>
        </draw:frame>
        <draw:connector draw:style-name="gr17" draw:text-style-name="P4" draw:layer="layout" svg:x1="45.24cm" svg:y1="12.732cm" svg:x2="53.084cm" svg:y2="15.222cm" draw:start-shape="id8" draw:start-glue-point="2" draw:end-shape="id10" draw:end-glue-point="0" svg:d="M45240 12732v1246h7844v1244" svg:viewBox="0 0 7845 2491">
          <text:p/>
        </draw:connector>
        <draw:custom-shape draw:name="Giris 3" draw:style-name="gr3" draw:text-style-name="P2" xml:id="id11" draw:id="id11" draw:layer="layout" svg:width="2.54cm" svg:height="2.54cm" svg:x="34.23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9.207cm" svg:height="0.878cm" svg:x="30.872cm" svg:y="16.101cm">
          <draw:text-box>
            <text:p>Aktif Kiralama Olay İşleri Ekranı</text:p>
          </draw:text-box>
        </draw:frame>
        <draw:connector draw:style-name="gr18" draw:text-style-name="P4" draw:layer="layout" svg:x1="45.24cm" svg:y1="12.732cm" svg:x2="35.504cm" svg:y2="15.222cm" draw:start-shape="id8" draw:start-glue-point="2" draw:end-shape="id11" draw:end-glue-point="0" svg:d="M45240 12732v1246h-9736v1244" svg:viewBox="0 0 9737 2491">
          <text:p/>
        </draw:connector>
        <draw:custom-shape draw:name="Giris 4" draw:style-name="gr3" draw:text-style-name="P2" xml:id="id12" draw:id="id12" draw:layer="layout" svg:width="2.54cm" svg:height="2.54cm" svg:x="60.669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573cm" svg:height="0.878cm" svg:x="57.693cm" svg:y="16.158cm">
          <draw:text-box>
            <text:p>Aktif Kiralama Olayları Ekranı</text:p>
          </draw:text-box>
        </draw:frame>
        <draw:connector draw:style-name="gr19" draw:text-style-name="P4" draw:layer="layout" svg:x1="45.24cm" svg:y1="12.732cm" svg:x2="61.939cm" svg:y2="15.222cm" draw:start-shape="id8" draw:start-glue-point="2" draw:end-shape="id12" draw:end-glue-point="0" svg:d="M45240 12732v1246h16699v1244" svg:viewBox="0 0 16700 2491">
          <text:p/>
        </draw:connector>
        <draw:custom-shape draw:name="Giris 5" draw:style-name="gr3" draw:text-style-name="P2" xml:id="id13" draw:id="id13" draw:layer="layout" svg:width="2.54cm" svg:height="2.54cm" svg:x="24.31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8.355cm" svg:height="0.878cm" svg:x="21.569cm" svg:y="16.158cm">
          <draw:text-box>
            <text:p>Kiralama Tamamlama Ekranı</text:p>
          </draw:text-box>
        </draw:frame>
        <draw:connector draw:style-name="gr20" draw:text-style-name="P4" draw:layer="layout" svg:x1="45.24cm" svg:y1="12.732cm" svg:x2="25.584cm" svg:y2="15.222cm" draw:start-shape="id8" draw:start-glue-point="2" draw:end-shape="id13" draw:end-glue-point="0" svg:d="M45240 12732v1246h-19656v1244" svg:viewBox="0 0 19657 2491">
          <text:p/>
        </draw:connector>
        <draw:custom-shape draw:name="Giris 6" draw:style-name="gr3" draw:text-style-name="P2" xml:id="id14" draw:id="id14" draw:layer="layout" svg:width="2.54cm" svg:height="2.54cm" svg:x="71.164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9.525cm" svg:height="0.878cm" svg:x="67.736cm" svg:y="16.158cm">
          <draw:text-box>
            <text:p>Tamamlanmış Kiralamalar Ekranı</text:p>
          </draw:text-box>
        </draw:frame>
        <draw:connector draw:style-name="gr21" draw:text-style-name="P4" draw:layer="layout" svg:x1="45.24cm" svg:y1="12.732cm" svg:x2="72.434cm" svg:y2="15.222cm" draw:start-shape="id8" draw:start-glue-point="2" draw:end-shape="id14" draw:end-glue-point="0" svg:d="M45240 12732v1246h27194v1244" svg:viewBox="0 0 27195 2491">
          <text:p/>
        </draw:connector>
        <draw:custom-shape draw:name="Giris 7" draw:style-name="gr3" draw:text-style-name="P2" xml:id="id15" draw:id="id15" draw:layer="layout" svg:width="2.54cm" svg:height="2.54cm" svg:x="14.389cm" svg:y="15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9.207cm" svg:height="0.878cm" svg:x="11.327cm" svg:y="16.158cm">
          <draw:text-box>
            <text:p>Tamamlanmış Kiralama Olayları</text:p>
          </draw:text-box>
        </draw:frame>
        <draw:connector draw:style-name="gr22" draw:text-style-name="P4" draw:layer="layout" svg:x1="45.24cm" svg:y1="12.732cm" svg:x2="15.659cm" svg:y2="15.222cm" draw:start-shape="id8" draw:start-glue-point="2" draw:end-shape="id15" draw:end-glue-point="0" svg:d="M45240 12732v1246h-29581v1244" svg:viewBox="0 0 29582 2491">
          <text:p/>
        </draw:connector>
      </draw:page>
      <draw:page draw:name="page3" draw:style-name="dp1" draw:master-page-name="Default">
        <draw:custom-shape draw:name="YonetimSubesiOlusturma 4" draw:style-name="gr15" draw:text-style-name="P7" xml:id="id16" draw:id="id16" draw:layer="layout" svg:width="2.54cm" svg:height="2.54cm" svg:x="42.972cm" svg:y="9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667cm" svg:height="0.878cm" svg:x="40.936cm" svg:y="10.719cm">
          <draw:text-box>
            <text:p>Şube Mali İşleri Ekranı</text:p>
          </draw:text-box>
        </draw:frame>
        <draw:custom-shape draw:name="Giris 24" draw:style-name="gr3" draw:text-style-name="P2" xml:id="id17" draw:id="id17" draw:layer="layout" svg:width="2.54cm" svg:height="2.54cm" svg:x="42.981cm" svg:y="14.9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" draw:layer="layout" svg:width="6.667cm" svg:height="0.953cm" svg:x="40.937cm" svg:y="15.876cm">
          <draw:text-box>
            <text:p>Şube Mali İşleri Ekranı</text:p>
          </draw:text-box>
        </draw:frame>
        <draw:connector draw:style-name="gr24" draw:text-style-name="P4" draw:layer="layout" svg:x1="44.242cm" svg:y1="12.412cm" svg:x2="44.251cm" svg:y2="14.924cm" draw:start-shape="id16" draw:start-glue-point="2" draw:end-shape="id17" draw:end-glue-point="0" svg:d="M44242 12412v1257h9v1255" svg:viewBox="0 0 10 2513">
          <text:p/>
        </draw:connector>
        <draw:custom-shape draw:name="Giris 25" draw:style-name="gr3" draw:text-style-name="P2" xml:id="id18" draw:id="id18" draw:layer="layout" svg:width="2.54cm" svg:height="2.54cm" svg:x="50.482cm" svg:y="14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62cm" svg:height="0.878cm" svg:x="48.221cm" svg:y="15.829cm">
          <draw:text-box>
            <text:p>Şube Mali Durumu Ekranı</text:p>
          </draw:text-box>
        </draw:frame>
        <draw:connector draw:style-name="gr25" draw:text-style-name="P4" draw:layer="layout" svg:x1="44.242cm" svg:y1="12.412cm" svg:x2="51.752cm" svg:y2="14.925cm" draw:start-shape="id16" draw:start-glue-point="2" draw:end-shape="id18" draw:end-glue-point="0" svg:d="M44242 12412v1257h7510v1256" svg:viewBox="0 0 7511 2514">
          <text:p/>
        </draw:connector>
      </draw:page>
      <draw:page draw:name="page4" draw:style-name="dp1" draw:master-page-name="Default">
        <draw:custom-shape draw:name="YonetimSubesiOlusturma 6" draw:style-name="gr15" draw:text-style-name="P7" xml:id="id19" draw:id="id19" draw:layer="layout" svg:width="2.54cm" svg:height="2.54cm" svg:x="43.67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35cm" svg:height="0.878cm" svg:x="41.949cm" svg:y="10.071cm">
          <draw:text-box>
            <text:p>Personel İşleri Ekranı</text:p>
          </draw:text-box>
        </draw:frame>
        <draw:custom-shape draw:name="Giris 28" draw:style-name="gr3" draw:text-style-name="P2" xml:id="id20" draw:id="id20" draw:layer="layout" svg:width="2.54cm" svg:height="2.54cm" svg:x="43.683cm" svg:y="14.9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35cm" svg:height="0.878cm" svg:x="41.949cm" svg:y="15.886cm">
          <draw:text-box>
            <text:p>Personel İşleri Ekranı</text:p>
          </draw:text-box>
        </draw:frame>
        <draw:connector draw:style-name="gr26" draw:text-style-name="P4" draw:layer="layout" svg:x1="44.944cm" svg:y1="11.814cm" svg:x2="44.953cm" svg:y2="14.926cm" draw:start-shape="id19" draw:start-glue-point="2" draw:end-shape="id20" draw:end-glue-point="0" svg:d="M44944 11814v1557h9v1555" svg:viewBox="0 0 10 3113">
          <text:p/>
        </draw:connector>
        <draw:custom-shape draw:name="Giris 29" draw:style-name="gr3" draw:text-style-name="P2" xml:id="id21" draw:id="id21" draw:layer="layout" svg:width="2.54cm" svg:height="2.54cm" svg:x="50.984cm" svg:y="14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5.715cm" svg:height="0.878cm" svg:x="49.539cm" svg:y="15.811cm">
          <draw:text-box>
            <text:p>Personeller Ekranı</text:p>
          </draw:text-box>
        </draw:frame>
        <draw:connector draw:style-name="gr27" draw:text-style-name="P4" draw:layer="layout" svg:x1="44.944cm" svg:y1="11.814cm" svg:x2="52.254cm" svg:y2="14.927cm" draw:start-shape="id19" draw:start-glue-point="2" draw:end-shape="id21" draw:end-glue-point="0" svg:d="M44944 11814v1557h7310v1556" svg:viewBox="0 0 7311 3114">
          <text:p/>
        </draw:connector>
        <draw:custom-shape draw:name="Giris 30" draw:style-name="gr3" draw:text-style-name="P2" xml:id="id22" draw:id="id22" draw:layer="layout" svg:width="2.54cm" svg:height="2.54cm" svg:x="35.784cm" svg:y="14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62cm" svg:height="0.878cm" svg:x="33.159cm" svg:y="15.911cm">
          <draw:text-box>
            <text:p>Personel Olay İşleri Ekranı</text:p>
          </draw:text-box>
        </draw:frame>
        <draw:connector draw:style-name="gr28" draw:text-style-name="P4" draw:layer="layout" svg:x1="44.944cm" svg:y1="11.814cm" svg:x2="37.054cm" svg:y2="14.927cm" draw:start-shape="id19" draw:start-glue-point="2" draw:end-shape="id22" draw:end-glue-point="0" svg:d="M44944 11814v1557h-7890v1556" svg:viewBox="0 0 7891 3114">
          <text:p/>
        </draw:connector>
        <draw:custom-shape draw:name="Giris 31" draw:style-name="gr3" draw:text-style-name="P2" xml:id="id23" draw:id="id23" draw:layer="layout" svg:width="2.54cm" svg:height="2.54cm" svg:x="58.185cm" svg:y="14.9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985cm" svg:height="0.878cm" svg:x="56.019cm" svg:y="15.786cm">
          <draw:text-box>
            <text:p>Personel Olayları Ekranı</text:p>
          </draw:text-box>
        </draw:frame>
        <draw:connector draw:style-name="gr29" draw:text-style-name="P4" draw:layer="layout" svg:x1="44.944cm" svg:y1="11.814cm" svg:x2="59.455cm" svg:y2="14.928cm" draw:start-shape="id19" draw:start-glue-point="2" draw:end-shape="id23" draw:end-glue-point="0" svg:d="M44944 11814v1558h14511v1556" svg:viewBox="0 0 14512 3115">
          <text:p/>
        </draw:connector>
      </draw:page>
      <draw:page draw:name="page5" draw:style-name="dp1" draw:master-page-name="Default">
        <draw:custom-shape draw:name="YonetimSubesiOlusturma 8" draw:style-name="gr15" draw:text-style-name="P7" xml:id="id24" draw:id="id24" draw:layer="layout" svg:width="2.54cm" svg:height="2.54cm" svg:x="42.55cm" svg:y="10.4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5.398cm" svg:height="0.878cm" svg:x="41.299cm" svg:y="11.341cm">
          <draw:text-box>
            <text:p>Taşıt İşleri Ekranı</text:p>
          </draw:text-box>
        </draw:frame>
        <draw:custom-shape draw:name="Giris 41" draw:style-name="gr3" draw:text-style-name="P2" xml:id="id25" draw:id="id25" draw:layer="layout" svg:width="2.54cm" svg:height="2.54cm" svg:x="42.55cm" svg:y="16.4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5.398cm" svg:height="0.878cm" svg:x="41.299cm" svg:y="17.341cm">
          <draw:text-box>
            <text:p>Taşıt İşleri Ekranı</text:p>
          </draw:text-box>
        </draw:frame>
        <draw:connector draw:style-name="gr30" draw:text-style-name="P4" draw:layer="layout" svg:x1="43.82cm" svg:y1="13.012cm" svg:x2="43.82cm" svg:y2="16.441cm" draw:start-shape="id24" draw:start-glue-point="2" draw:end-shape="id25" draw:end-glue-point="0" svg:d="M43820 13012v3429" svg:viewBox="0 0 1 3430">
          <text:p/>
        </draw:connector>
        <draw:custom-shape draw:name="Giris 42" draw:style-name="gr3" draw:text-style-name="P2" xml:id="id26" draw:id="id26" draw:layer="layout" svg:width="2.54cm" svg:height="2.54cm" svg:x="47.751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445cm" svg:height="0.878cm" svg:x="46.866cm" svg:y="17.399cm">
          <draw:text-box>
            <text:p>Taşıtlar Ekranı</text:p>
          </draw:text-box>
        </draw:frame>
        <draw:connector draw:style-name="gr31" draw:text-style-name="P4" draw:layer="layout" svg:x1="43.82cm" svg:y1="13.012cm" svg:x2="49.021cm" svg:y2="16.442cm" draw:start-shape="id24" draw:start-glue-point="2" draw:end-shape="id26" draw:end-glue-point="0" svg:d="M43820 13012v1716h5201v1714" svg:viewBox="0 0 5202 3431">
          <text:p/>
        </draw:connector>
        <draw:custom-shape draw:name="Giris 43" draw:style-name="gr3" draw:text-style-name="P2" xml:id="id27" draw:id="id27" draw:layer="layout" svg:width="2.54cm" svg:height="2.54cm" svg:x="36.051cm" svg:y="16.4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254cm" svg:height="0.878cm" svg:x="33.762cm" svg:y="17.299cm">
          <draw:text-box>
            <text:p>Taşıt Mali Durumu Ekranı</text:p>
          </draw:text-box>
        </draw:frame>
        <draw:connector draw:style-name="gr32" draw:text-style-name="P4" draw:layer="layout" svg:x1="43.82cm" svg:y1="13.012cm" svg:x2="37.321cm" svg:y2="16.442cm" draw:start-shape="id24" draw:start-glue-point="2" draw:end-shape="id27" draw:end-glue-point="0" svg:d="M43820 13012v1716h-6499v1714" svg:viewBox="0 0 6500 3431">
          <text:p/>
        </draw:connector>
        <draw:custom-shape draw:name="Giris 44" draw:style-name="gr3" draw:text-style-name="P2" xml:id="id28" draw:id="id28" draw:layer="layout" svg:width="2.54cm" svg:height="2.54cm" svg:x="53.552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303cm" svg:height="0.878cm" svg:x="51.628cm" svg:y="17.373cm">
          <draw:text-box>
            <text:p>Taşıt Sigorta İşleri Ekranı</text:p>
          </draw:text-box>
        </draw:frame>
        <draw:connector draw:style-name="gr33" draw:text-style-name="P4" draw:layer="layout" svg:x1="43.82cm" svg:y1="13.012cm" svg:x2="54.822cm" svg:y2="16.443cm" draw:start-shape="id24" draw:start-glue-point="2" draw:end-shape="id28" draw:end-glue-point="0" svg:d="M43820 13012v1716h11002v1715" svg:viewBox="0 0 11003 3432">
          <text:p/>
        </draw:connector>
        <draw:custom-shape draw:name="Giris 45" draw:style-name="gr3" draw:text-style-name="P2" xml:id="id29" draw:id="id29" draw:layer="layout" svg:width="2.54cm" svg:height="2.54cm" svg:x="28.952cm" svg:y="1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668cm" svg:height="0.878cm" svg:x="26.928cm" svg:y="17.356cm">
          <draw:text-box>
            <text:p>Taşıt Sigortaları Ekranı</text:p>
          </draw:text-box>
        </draw:frame>
        <draw:connector draw:style-name="gr34" draw:text-style-name="P4" draw:layer="layout" svg:x1="43.82cm" svg:y1="13.012cm" svg:x2="30.222cm" svg:y2="16.443cm" draw:start-shape="id24" draw:start-glue-point="2" draw:end-shape="id29" draw:end-glue-point="0" svg:d="M43820 13012v1716h-13598v1715" svg:viewBox="0 0 13599 3432">
          <text:p/>
        </draw:connector>
        <draw:custom-shape draw:name="Giris 46" draw:style-name="gr3" draw:text-style-name="P2" xml:id="id30" draw:id="id30" draw:layer="layout" svg:width="2.54cm" svg:height="2.54cm" svg:x="60.853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985cm" svg:height="0.878cm" svg:x="58.931cm" svg:y="17.373cm">
          <draw:text-box>
            <text:p>Taşıt Bakım İşleri Ekranı</text:p>
          </draw:text-box>
        </draw:frame>
        <draw:connector draw:style-name="gr35" draw:text-style-name="P4" draw:layer="layout" svg:x1="43.82cm" svg:y1="13.012cm" svg:x2="62.123cm" svg:y2="16.444cm" draw:start-shape="id24" draw:start-glue-point="2" draw:end-shape="id30" draw:end-glue-point="0" svg:d="M43820 13012v1717h18303v1715" svg:viewBox="0 0 18304 3433">
          <text:p/>
        </draw:connector>
        <draw:custom-shape draw:name="Giris 47" draw:style-name="gr3" draw:text-style-name="P2" xml:id="id31" draw:id="id31" draw:layer="layout" svg:width="2.54cm" svg:height="2.54cm" svg:x="21.853cm" svg:y="1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35cm" svg:height="0.878cm" svg:x="19.961cm" svg:y="17.299cm">
          <draw:text-box>
            <text:p>Taşıt Bakımları Ekranı</text:p>
          </draw:text-box>
        </draw:frame>
        <draw:connector draw:style-name="gr36" draw:text-style-name="P4" draw:layer="layout" svg:x1="43.82cm" svg:y1="13.012cm" svg:x2="23.123cm" svg:y2="16.444cm" draw:start-shape="id24" draw:start-glue-point="2" draw:end-shape="id31" draw:end-glue-point="0" svg:d="M43820 13012v1717h-20697v1715" svg:viewBox="0 0 20698 3433">
          <text:p/>
        </draw:connector>
        <draw:custom-shape draw:name="Giris 48" draw:style-name="gr3" draw:text-style-name="P2" xml:id="id32" draw:id="id32" draw:layer="layout" svg:width="2.54cm" svg:height="2.54cm" svg:x="67.654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6.032cm" svg:height="1.505cm" svg:x="65.909cm" svg:y="16.981cm">
          <draw:text-box>
            <text:p>Taşıt Gövde Durumu Güncelleme Ekranı</text:p>
          </draw:text-box>
        </draw:frame>
        <draw:connector draw:style-name="gr38" draw:text-style-name="P4" draw:layer="layout" svg:x1="43.82cm" svg:y1="13.012cm" svg:x2="68.924cm" svg:y2="16.445cm" draw:start-shape="id24" draw:start-glue-point="2" draw:end-shape="id32" draw:end-glue-point="0" svg:d="M43820 13012v1717h25104v1716" svg:viewBox="0 0 25105 3434">
          <text:p/>
        </draw:connector>
        <draw:custom-shape draw:name="Giris 49" draw:style-name="gr3" draw:text-style-name="P2" xml:id="id33" draw:id="id33" draw:layer="layout" svg:width="2.54cm" svg:height="2.54cm" svg:x="15.554cm" svg:y="16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4.762cm" svg:height="1.505cm" svg:x="14.564cm" svg:y="17.081cm">
          <draw:text-box>
            <text:p>Taşıt Gövde Durumu <text:s/>Ekranı</text:p>
          </draw:text-box>
        </draw:frame>
        <draw:connector draw:style-name="gr39" draw:text-style-name="P4" draw:layer="layout" svg:x1="43.82cm" svg:y1="13.012cm" svg:x2="16.824cm" svg:y2="16.445cm" draw:start-shape="id24" draw:start-glue-point="2" draw:end-shape="id33" draw:end-glue-point="0" svg:d="M43820 13012v1717h-26996v1716" svg:viewBox="0 0 26997 3434">
          <text:p/>
        </draw:connector>
        <draw:custom-shape draw:name="Giris 50" draw:style-name="gr3" draw:text-style-name="P2" xml:id="id34" draw:id="id34" draw:layer="layout" svg:width="2.54cm" svg:height="2.54cm" svg:x="74.255cm" svg:y="16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667cm" svg:height="0.878cm" svg:x="72.354cm" svg:y="17.299cm">
          <draw:text-box>
            <text:p>Taşıt Olay İşleri Ekranı</text:p>
          </draw:text-box>
        </draw:frame>
        <draw:connector draw:style-name="gr40" draw:text-style-name="P4" draw:layer="layout" svg:x1="43.82cm" svg:y1="13.012cm" svg:x2="75.525cm" svg:y2="16.446cm" draw:start-shape="id24" draw:start-glue-point="2" draw:end-shape="id34" draw:end-glue-point="0" svg:d="M43820 13012v1718h31705v1716" svg:viewBox="0 0 31706 3435">
          <text:p/>
        </draw:connector>
        <draw:custom-shape draw:name="Giris 53" draw:style-name="gr3" draw:text-style-name="P2" xml:id="id35" draw:id="id35" draw:layer="layout" svg:width="2.54cm" svg:height="2.54cm" svg:x="9.255cm" svg:y="16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033cm" svg:height="0.878cm" svg:x="7.544cm" svg:y="17.256cm">
          <draw:text-box>
            <text:p>Taşıt Olayları Ekranı</text:p>
          </draw:text-box>
        </draw:frame>
        <draw:connector draw:style-name="gr41" draw:text-style-name="P4" draw:layer="layout" svg:x1="43.82cm" svg:y1="13.012cm" svg:x2="10.525cm" svg:y2="16.446cm" draw:start-shape="id24" draw:start-glue-point="2" draw:end-shape="id35" draw:end-glue-point="0" svg:d="M43820 13012v1718h-33295v1716" svg:viewBox="0 0 33296 3435">
          <text:p/>
        </draw:connector>
        <draw:custom-shape draw:name="Giris 54" draw:style-name="gr3" draw:text-style-name="P2" xml:id="id36" draw:id="id36" draw:layer="layout" svg:width="2.54cm" svg:height="2.54cm" svg:x="80.856cm" svg:y="1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6.033cm" svg:height="1.505cm" svg:x="79.256cm" svg:y="17.046cm">
          <draw:text-box>
            <text:p>Şubeye Ait Olmayan Taşıtlar Ekranı</text:p>
          </draw:text-box>
        </draw:frame>
        <draw:connector draw:style-name="gr42" draw:text-style-name="P4" draw:layer="layout" svg:x1="43.82cm" svg:y1="13.012cm" svg:x2="82.126cm" svg:y2="16.447cm" draw:start-shape="id24" draw:start-glue-point="2" draw:end-shape="id36" draw:end-glue-point="0" svg:d="M43820 13012v1718h38306v1717" svg:viewBox="0 0 38307 3436">
          <text:p/>
        </draw:connector>
        <draw:custom-shape draw:name="Giris 55" draw:style-name="gr3" draw:text-style-name="P2" xml:id="id37" draw:id="id37" draw:layer="layout" svg:width="2.54cm" svg:height="2.54cm" svg:x="3.657cm" svg:y="1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" draw:layer="layout" svg:width="4.763cm" svg:height="2.132cm" svg:x="2.881cm" svg:y="16.654cm">
          <draw:text-box>
            <text:p>Şubelere Ait Olmayan Taşıtlar Ekranı</text:p>
          </draw:text-box>
        </draw:frame>
        <draw:connector draw:style-name="gr44" draw:text-style-name="P4" draw:layer="layout" svg:x1="43.82cm" svg:y1="13.012cm" svg:x2="4.927cm" svg:y2="16.448cm" draw:start-shape="id24" draw:start-glue-point="2" draw:end-shape="id37" draw:end-glue-point="0" svg:d="M43820 13012v1719h-38893v1717" svg:viewBox="0 0 38894 3437">
          <text:p/>
        </draw:connector>
        <draw:custom-shape draw:name="Giris 56" draw:style-name="gr3" draw:text-style-name="P2" xml:id="id38" draw:id="id38" draw:layer="layout" svg:width="2.54cm" svg:height="2.54cm" svg:x="86.257cm" svg:y="1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4.762cm" svg:height="1.505cm" svg:x="85.349cm" svg:y="16.981cm">
          <draw:text-box>
            <text:p>Taşıt Kiralama Geçmişi Ekranı</text:p>
          </draw:text-box>
        </draw:frame>
        <draw:connector draw:style-name="gr45" draw:text-style-name="P4" draw:layer="layout" svg:x1="87.527cm" svg:y1="16.448cm" svg:x2="43.82cm" svg:y2="13.012cm" draw:start-shape="id38" draw:start-glue-point="0" draw:end-shape="id24" draw:end-glue-point="2" svg:d="M87527 16448v-1717h-43707v-1719" svg:viewBox="0 0 43708 3437">
          <text:p/>
        </draw:connector>
      </draw:page>
      <draw:page draw:name="page6" draw:style-name="dp1" draw:master-page-name="Default">
        <draw:custom-shape draw:name="YonetimSubesiOlusturma 9" draw:style-name="gr15" draw:text-style-name="P7" xml:id="id39" draw:id="id39" draw:layer="layout" svg:width="2.54cm" svg:height="2.54cm" svg:x="44.45cm" svg:y="1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7.303cm" svg:height="0.878cm" svg:x="42.311cm" svg:y="11.366cm">
          <draw:text-box>
            <text:p>Üye Müşteri İşleri Ekranı</text:p>
          </draw:text-box>
        </draw:frame>
        <draw:custom-shape draw:name="Giris 57" draw:style-name="gr3" draw:text-style-name="P2" xml:id="id40" draw:id="id40" draw:layer="layout" svg:width="2.54cm" svg:height="2.54cm" svg:x="44.45cm" svg:y="15.5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4" draw:layer="layout" svg:x1="45.72cm" svg:y1="13.013cm" svg:x2="45.72cm" svg:y2="15.511cm" draw:start-shape="id39" draw:start-glue-point="2" draw:end-shape="id40" draw:end-glue-point="0" svg:d="M45720 13013v2498" svg:viewBox="0 0 1 2499">
          <text:p/>
        </draw:connector>
        <draw:frame draw:style-name="gr2" draw:text-style-name="P1" draw:layer="layout" svg:width="7.303cm" svg:height="0.878cm" svg:x="42.312cm" svg:y="16.366cm">
          <draw:text-box>
            <text:p>Üye Müşteri İşleri Ekranı</text:p>
          </draw:text-box>
        </draw:frame>
        <draw:custom-shape draw:name="Giris 58" draw:style-name="gr3" draw:text-style-name="P2" xml:id="id41" draw:id="id41" draw:layer="layout" svg:width="2.54cm" svg:height="2.54cm" svg:x="51.451cm" svg:y="15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35cm" svg:height="0.878cm" svg:x="49.584cm" svg:y="16.446cm">
          <draw:text-box>
            <text:p>Üye Müşteriler Ekranı</text:p>
          </draw:text-box>
        </draw:frame>
        <draw:connector draw:style-name="gr47" draw:text-style-name="P4" draw:layer="layout" svg:x1="45.72cm" svg:y1="13.013cm" svg:x2="52.721cm" svg:y2="15.512cm" draw:start-shape="id39" draw:start-glue-point="2" draw:end-shape="id41" draw:end-glue-point="0" svg:d="M45720 13013v1250h7001v1249" svg:viewBox="0 0 7002 2500">
          <text:p/>
        </draw:connector>
        <draw:custom-shape draw:name="Giris 59" draw:style-name="gr3" draw:text-style-name="P2" xml:id="id42" draw:id="id42" draw:layer="layout" svg:width="2.54cm" svg:height="2.54cm" svg:x="38.051cm" svg:y="15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5.397cm" svg:height="1.505cm" svg:x="36.731cm" svg:y="16.111cm">
          <draw:text-box>
            <text:p>Üye Müşteri Kara Liste İşleri Ekranı</text:p>
          </draw:text-box>
        </draw:frame>
        <draw:connector draw:style-name="gr48" draw:text-style-name="P4" draw:layer="layout" svg:x1="45.72cm" svg:y1="13.013cm" svg:x2="39.321cm" svg:y2="15.512cm" draw:start-shape="id39" draw:start-glue-point="2" draw:end-shape="id42" draw:end-glue-point="0" svg:d="M45720 13013v1250h-6399v1249" svg:viewBox="0 0 6400 2500">
          <text:p/>
        </draw:connector>
        <draw:custom-shape draw:name="Giris 60" draw:style-name="gr3" draw:text-style-name="P2" xml:id="id43" draw:id="id43" draw:layer="layout" svg:width="2.54cm" svg:height="2.54cm" svg:x="57.352cm" svg:y="15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5.397cm" svg:height="0.878cm" svg:x="56.069cm" svg:y="16.421cm">
          <draw:text-box>
            <text:p>Kara Liste Ekranı</text:p>
          </draw:text-box>
        </draw:frame>
        <draw:connector draw:style-name="gr49" draw:text-style-name="P4" draw:layer="layout" svg:x1="45.72cm" svg:y1="13.013cm" svg:x2="58.622cm" svg:y2="15.513cm" draw:start-shape="id39" draw:start-glue-point="2" draw:end-shape="id43" draw:end-glue-point="0" svg:d="M45720 13013v1251h12902v1249" svg:viewBox="0 0 12903 2501">
          <text:p/>
        </draw:connector>
        <draw:custom-shape draw:name="Giris 61" draw:style-name="gr3" draw:text-style-name="P2" xml:id="id44" draw:id="id44" draw:layer="layout" svg:width="2.54cm" svg:height="2.54cm" svg:x="32.152cm" svg:y="15.5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6.35cm" svg:height="1.505cm" svg:x="30.281cm" svg:y="16.129cm">
          <draw:text-box>
            <text:p>Üye Müşteri Kiralama Geçmişi Ekranı</text:p>
          </draw:text-box>
        </draw:frame>
        <draw:connector draw:style-name="gr50" draw:text-style-name="P4" draw:layer="layout" svg:x1="45.72cm" svg:y1="13.013cm" svg:x2="33.422cm" svg:y2="15.513cm" draw:start-shape="id39" draw:start-glue-point="2" draw:end-shape="id44" draw:end-glue-point="0" svg:d="M45720 13013v1251h-12298v1249" svg:viewBox="0 0 12299 2501">
          <text:p/>
        </draw:connector>
        <draw:custom-shape draw:name="Giris 62" draw:style-name="gr3" draw:text-style-name="P2" xml:id="id45" draw:id="id45" draw:layer="layout" svg:width="2.54cm" svg:height="2.54cm" svg:x="63.053cm" svg:y="15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" draw:layer="layout" svg:width="5.08cm" svg:height="1.505cm" svg:x="61.831cm" svg:y="16.011cm">
          <draw:text-box>
            <text:p>Üye Müşteri Olay İşleri Ekranı</text:p>
          </draw:text-box>
        </draw:frame>
        <draw:connector draw:style-name="gr51" draw:text-style-name="P4" draw:layer="layout" svg:x1="45.72cm" svg:y1="13.013cm" svg:x2="64.323cm" svg:y2="15.514cm" draw:start-shape="id39" draw:start-glue-point="2" draw:end-shape="id45" draw:end-glue-point="0" svg:d="M45720 13013v1251h18603v1250" svg:viewBox="0 0 18604 2502">
          <text:p/>
        </draw:connector>
        <draw:custom-shape draw:name="Giris 63" draw:style-name="gr3" draw:text-style-name="P2" xml:id="id46" draw:id="id46" draw:layer="layout" svg:width="2.54cm" svg:height="2.54cm" svg:x="26.053cm" svg:y="15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6.15cm" svg:height="0.878cm" svg:x="24.366cm" svg:y="16.429cm">
          <draw:text-box>
            <text:p>Üye Müşteri Olayları</text:p>
          </draw:text-box>
        </draw:frame>
        <draw:connector draw:style-name="gr52" draw:text-style-name="P4" draw:layer="layout" svg:x1="45.72cm" svg:y1="13.013cm" svg:x2="27.323cm" svg:y2="15.514cm" draw:start-shape="id39" draw:start-glue-point="2" draw:end-shape="id46" draw:end-glue-point="0" svg:d="M45720 13013v1251h-18397v1250" svg:viewBox="0 0 18398 250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2a6099" draw:marker-start-width="0.2cm" draw:marker-start-center="false" draw:marker-end-width="0.2cm" draw:marker-end-center="false" draw:fill="solid" draw:fill-color="#2a6099" draw:opacity="25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Bold" style:font-family-generic="swiss" style:font-pitch="variable" fo:font-size="1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91.4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11T14:07:16.542000000</dc:date>
    <meta:editing-duration>PT8H26M9S</meta:editing-duration>
    <meta:editing-cycles>257</meta:editing-cycles>
    <meta:generator>LibreOffice/7.3.2.2$Windows_X86_64 LibreOffice_project/49f2b1bff42cfccbd8f788c8dc32c1c309559be0</meta:generator>
    <meta:document-statistic meta:object-count="136"/>
  </office:meta>
</office:document-meta>
</file>